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marker-end="Triangle_20_unfilled" draw:marker-end-width="0.508cm" draw:fill="none" draw:textarea-horizontal-align="center" draw:textarea-vertical-align="middle"/>
    </style:style>
    <style:style style:name="gr4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2cm" svg:x="4.3cm" svg:y="15.1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4.3cm" svg:y="17.1cm">
          <text:p text:style-name="P2">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2cm" svg:x="4.3cm" svg:y="6.5cm">
          <text:p text:style-name="P1">&lt;&lt;Interface&gt;&gt; De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.6cm" svg:x="4.3cm" svg:y="8.5cm">
          <text:p text:style-name="P2">switchOn()</text:p>
          <text:p text:style-name="P2">switchOff()</text:p>
          <text:p text:style-name="P2">isSwitchedOn():boole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9.9cm" svg:y="15.1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9.9cm" svg:y="17.1cm">
          <text:p text:style-name="P2">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15.5cm" svg:y="15.1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15.5cm" svg:y="17.1cm">
          <text:p text:style-name="P2">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cm" svg:x="21.1cm" svg:y="15.1cm">
          <text:p text:style-name="P1">AirCondition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cm" svg:x="21.1cm" svg:y="17.1cm">
          <text:p text:style-name="P2">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13.5cm" svg:x2="23.5cm" svg:y2="13.5cm">
          <text:p/>
        </draw:line>
        <draw:line draw:style-name="gr2" draw:text-style-name="P1" draw:layer="layout" svg:x1="6cm" svg:y1="15cm" svg:x2="6cm" svg:y2="13.5cm">
          <text:p/>
        </draw:line>
        <draw:line draw:style-name="gr2" draw:text-style-name="P1" draw:layer="layout" svg:x1="11.8cm" svg:y1="15cm" svg:x2="11.8cm" svg:y2="13.5cm">
          <text:p/>
        </draw:line>
        <draw:line draw:style-name="gr2" draw:text-style-name="P1" draw:layer="layout" svg:x1="17.4cm" svg:y1="15cm" svg:x2="17.4cm" svg:y2="13.5cm">
          <text:p/>
        </draw:line>
        <draw:line draw:style-name="gr2" draw:text-style-name="P1" draw:layer="layout" svg:x1="23.5cm" svg:y1="15cm" svg:x2="23.5cm" svg:y2="13.5cm">
          <text:p/>
        </draw:line>
        <draw:line draw:style-name="gr3" draw:text-style-name="P1" draw:layer="layout" svg:x1="10cm" svg:y1="13.6cm" svg:x2="10cm" svg:y2="11.1cm">
          <text:p/>
        </draw:line>
        <draw:custom-shape draw:style-name="gr1" draw:text-style-name="P1" draw:layer="layout" svg:width="10.6cm" svg:height="2cm" svg:x="14.8cm" svg:y="6cm">
          <text:p text:style-name="P1">Domus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cm" svg:height="4.5cm" svg:x="14.8cm" svg:y="8cm">
          <text:p text:style-name="P2">DomusController(size:int)</text:p>
          <text:p text:style-name="P2">installDevice(position:int,dev:Device)</text:p>
          <text:p text:style-name="P2">removeDevice(position:int)</text:p>
          <text:p text:style-name="P2">getDevice(position:int):Device</text:p>
          <text:p text:style-name="P2">switchAll(on:boolean)</text:p>
          <text:p text:style-name="P2">isCompletelySwitchedOn():boolea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7cm" svg:y1="7.9cm" svg:x2="11.7cm" svg:y2="7.9cm">
          <text:p/>
        </draw:line>
        <draw:frame draw:style-name="gr5" draw:layer="layout" svg:width="1.666cm" svg:height="1.962cm" svg:x="11.9cm" svg:y="6.8cm">
          <draw:text-box>
            <text:p>0..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2M16S</meta:editing-duration>
    <meta:editing-cycles>12</meta:editing-cycles>
    <meta:generator>LibreOffice/3.6$Linux_X86_64 LibreOffice_project/360m1$Build-2</meta:generator>
    <dc:date>2013-08-02T00:03:14</dc:date>
    <meta:document-statistic meta:object-count="20"/>
  </office:meta>
</office:document-meta>
</file>